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489d1" officeooo:paragraph-rsid="001489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may be just a foolish dreamer</text:p>
      <text:p text:style-name="P1"/>
      <text:p text:style-name="P1"><text:s/></text:p>
      <text:p text:style-name="P1">But I don't care</text:p>
      <text:p text:style-name="P1">'Cause I know my happiness is waiting out there somewhere</text:p>
      <text:p text:style-name="P1">I'm searching for that silver lining</text:p>
      <text:p text:style-name="P1">Horizons that I've never seen</text:p>
      <text:p text:style-name="P1">Oh I'd like to take just a moment and dream my dream</text:p>
      <text:p text:style-name="P1">Ohhh Dream my dream</text:p>
      <text:p text:style-name="P1"/>
      <text:p text:style-name="P1">Ohhh Zoom</text:p>
      <text:p text:style-name="P1">I'd like to fly far away from here</text:p>
      <text:p text:style-name="P1">Where my mind is fresh and clear</text:p>
      <text:p text:style-name="P1">And I'd find the love that I long to see</text:p>
      <text:p text:style-name="P1">Where everybody can be what they wanna be</text:p>
      <text:p text:style-name="P1"/>
      <text:p text:style-name="P1"><text:s/></text:p>
      <text:p text:style-name="P1">Where everybody can be what they wanna be</text:p>
      <text:p text:style-name="P1"/>
      <text:p text:style-name="P1">Ohh I'd like the greet the sun each morning</text:p>
      <text:p text:style-name="P1">And walk amongst the stars at night</text:p>
      <text:p text:style-name="P1">I'd like to know the taste of honey in my life, in my life</text:p>
      <text:p text:style-name="P1">Well I've shared so many pains</text:p>
      <text:p text:style-name="P1">And I've played so many games</text:p>
      <text:p text:style-name="P1">Ohh but everyone finds the right way</text:p>
      <text:p text:style-name="P1">Somehow</text:p>
      <text:p text:style-name="P1">Somewhere</text:p>
      <text:p text:style-name="P1">Someday</text:p>
      <text:p text:style-name="P1"/>
      <text:p text:style-name="P1">Ohhh Zoom</text:p>
      <text:p text:style-name="P1">I'd like to fly far away from here</text:p>
      <text:p text:style-name="P1">Where my mind can be fresh and clear</text:p>
      <text:p text:style-name="P1">And I'll find the love that I long to see</text:p>
      <text:p text:style-name="P1">People can be what they wanna be</text:p>
      <text:p text:style-name="P1"/>
      <text:p text:style-name="P1">Ohhhhh I wish the world were truly happy</text:p>
      <text:p text:style-name="P1">Living as one</text:p>
      <text:p text:style-name="P1">I wish the word they call freedom someday would come</text:p>
      <text:p text:style-name="P1">Someday would come</text:p>
      <text:p text:style-name="P1"/>
      <text:p text:style-name="P1">Ohhh Zoom</text:p>
      <text:p text:style-name="P1">I'd like to fly far away from here</text:p>
      <text:p text:style-name="P1">Where my mind can be fresh and clear</text:p>
      <text:p text:style-name="P1">And I'd find the love that I long to see</text:p>
      <text:p text:style-name="P1">Everybody can be what they wanna be Hey, Hey Hey Hey Hey Baby</text:p>
      <text:p text:style-name="P1"/>
      <text:p text:style-name="P1">Zoom</text:p>
      <text:p text:style-name="P1">I'd like to fly away</text:p>
      <text:p text:style-name="P1">Zoom</text:p>
      <text:p text:style-name="P1"><text:soft-page-break/>I'd like to fly away</text:p>
      <text:p text:style-name="P1">Zoom</text:p>
      <text:p text:style-name="P1">I'd like to fly away</text:p>
      <text:p text:style-name="P1">You and me, baby</text:p>
      <text:p text:style-name="P1">Walking free</text:p>
      <text:p text:style-name="P1">Don't you wanna go?</text:p>
      <text:p text:style-name="P1">Don't you wanna go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07:14:04.470694000</meta:creation-date>
    <dc:date>2017-05-01T11:07:36.121500000</dc:date>
    <meta:editing-duration>P2DT3H43M13S</meta:editing-duration>
    <meta:editing-cycles>1</meta:editing-cycles>
    <meta:document-statistic meta:table-count="0" meta:image-count="0" meta:object-count="0" meta:page-count="2" meta:paragraph-count="48" meta:word-count="275" meta:character-count="1287" meta:non-whitespace-character-count="1055"/>
    <meta:generator>LibreOffice/5.2.5.1$MacOSX_X86_64 LibreOffice_project/0312e1a284a7d50ca85a365c316c7abbf20a4d22</meta:generator>
  </office:meta>
</office:document-meta>
</file>